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text-properties style:font-name="Times New Roman" fo:font-size="11pt" style:font-name-asian="Courier New" style:font-size-asian="11pt" style:font-name-complex="Courier New" style:font-size-complex="11pt"/>
    </style:style>
    <style:style style:name="P2" style:family="paragraph" style:parent-style-name="Standard" style:list-style-name="">
      <style:paragraph-properties style:text-autospace="none"/>
      <style:text-properties style:font-name="Times New Roman" fo:font-size="11pt" style:text-underline-style="solid" style:text-underline-width="auto" style:text-underline-color="font-color" style:font-name-asian="Courier New" style:font-size-asian="11pt" style:font-name-complex="Courier New" style:font-size-complex="11pt"/>
    </style:style>
    <style:style style:name="P3" style:family="paragraph" style:parent-style-name="Standard" style:list-style-name="">
      <style:paragraph-properties style:text-autospace="none"/>
      <style:text-properties style:font-name="Times New Roman"/>
    </style:style>
    <style:style style:name="P4" style:family="paragraph" style:parent-style-name="Standard" style:list-style-name="">
      <style:paragraph-properties style:text-autospace="none"/>
      <style:text-properties style:font-name="Times New Roman" style:text-underline-style="solid" style:text-underline-width="auto" style:text-underline-color="font-color"/>
    </style:style>
    <style:style style:name="T1" style:family="text">
      <style:text-properties fo:font-size="11pt" style:font-name-asian="Courier New" style:font-size-asian="11pt" style:font-name-complex="Courier New" style:font-size-complex="11pt"/>
    </style:style>
    <style:style style:name="T2" style:family="text">
      <style:text-properties style:text-position="super 58%" fo:font-size="11pt" style:font-name-asian="Courier New" style:font-size-asian="11pt" style:font-name-complex="Courier New"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oup Members:</text:p>
      <text:p text:style-name="P1">Mary Chen</text:p>
      <text:p text:style-name="P1">Nahn Truong</text:p>
      <text:p text:style-name="P1">Mary Elaine Ramos Malit (998108417)</text:p>
      <text:p text:style-name="P1">Aneeta Lutfee</text:p>
      <text:p text:style-name="P1"/>
      <text:p text:style-name="P2">Documentation:</text:p>
      <text:p text:style-name="P1"/>
      <text:p text:style-name="P1">Data Structure – The main structure is a list of topics. </text:p>
      <text:p text:style-name="P1"/>
      <text:p text:style-name="P3"><text:span text:style-name="T1">Topics - Each topic is a dictionary. It keeps track of its title (the main text of the topic), its link, the number of votes it has, the number of total votes it and its comments have, and the number of comments it has. It also has a unique id, which is its index in the list of topics. We view a topic as a tree, and use the topic's id as the root of <text:s/>the path. Its children are comments, and it can have any number of these. <text:s/>It stores its children as a list of dictionaries.</text:span></text:p>
      <text:p text:style-name="P3"><text:span text:style-name="T1"/></text:p>
      <text:p text:style-name="P3"><text:span text:style-name="T1">Comments – Each comment is a dictionary. It keeps track of its text, number of votes, and number of total votes that it and its children has. Like a topic, a comment has an id, which is its path in the topic tree. It also keeps track of its comments, and it stores its comments as a list of dictionaries. </text:span></text:p>
      <text:p text:style-name="P3"><text:span text:style-name="T1"/></text:p>
      <text:p text:style-name="P3"><text:span text:style-name="T1">Path – An example path is "0x1x3". The element that has this id is the 3</text:span><text:span text:style-name="T2">rd</text:span><text:span text:style-name="T1"> comment of the 1</text:span><text:span text:style-name="T2">st</text:span><text:span text:style-name="T1"> comment on the 0</text:span><text:span text:style-name="T2">th</text:span><text:span text:style-name="T1"> topic. All indices begin at 0.</text:span></text:p>
      <text:p text:style-name="P3"><text:span text:style-name="T1"/></text:p>
      <text:p text:style-name="P4"><text:span text:style-name="T1">REST API:</text:span></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M49S</meta:editing-duration>
    <meta:editing-cycles>13</meta:editing-cycles>
    <meta:generator>OpenOffice.org/3.3$Win32 OpenOffice.org_project/330m20$Build-9567</meta:generator>
    <dc:date>2013-02-06T17:48:49.64</dc:date>
    <dc:creator>Leng Malit</dc:creator>
    <meta:document-statistic meta:table-count="0" meta:image-count="0" meta:object-count="0" meta:page-count="1" meta:paragraph-count="11" meta:word-count="215" meta:character-count="1087"/>
    <meta:user-defined meta:name="Info 1"/>
    <meta:user-defined meta:name="Info 2"/>
    <meta:user-defined meta:name="Info 3"/>
    <meta:user-defined meta:name="Info 4"/>
  </office:meta>
</office:document-meta>
</file>